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6" table:number-rows-spanned="1">
            <text:p>THEO DÕI TÌNH HÌNH XUẤT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table-cell table:style-name="ce10"/>
          <table:table-cell table:number-columns-repeated="1017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ho['ngay_kiem_tra']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,%20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ho['ngay_cap']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3:47:02</meta:creation-date>
    <meta:generator>LibreOffice/3.5$Linux_x86 LibreOffice_project/350m1$Build-2</meta:generator>
    <dc:date>2015-08-19T11:02:20</dc:date>
    <dc:creator>TrongNguyen </dc:creator>
    <meta:editing-duration>PT28S</meta:editing-duration>
    <meta:editing-cycles>4</meta:editing-cycles>
    <meta:document-statistic meta:table-count="3" meta:cell-count="14" meta:object-count="0"/>
  </office:meta>
</office:document-meta>
</file>